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f3e5" officeooo:paragraph-rsid="001ef3e5"/>
    </style:style>
    <style:style style:name="P2" style:family="paragraph" style:parent-style-name="Standard">
      <style:text-properties officeooo:rsid="001ef3e5" officeooo:paragraph-rsid="00220e64"/>
    </style:style>
    <style:style style:name="P3" style:family="paragraph" style:parent-style-name="Standard">
      <style:text-properties officeooo:rsid="001ef3e5" officeooo:paragraph-rsid="001ef3e5"/>
    </style:style>
    <style:style style:name="P4" style:family="paragraph" style:parent-style-name="Standard">
      <style:text-properties officeooo:rsid="00220e64" officeooo:paragraph-rsid="00220e64"/>
    </style:style>
    <style:style style:name="P5" style:family="paragraph" style:parent-style-name="Standard">
      <style:text-properties officeooo:rsid="00256529" officeooo:paragraph-rsid="00256529"/>
    </style:style>
    <style:style style:name="T1" style:family="text">
      <style:text-properties officeooo:rsid="0020f04a"/>
    </style:style>
    <style:style style:name="T2" style:family="text">
      <style:text-properties officeooo:rsid="00220e64"/>
    </style:style>
    <style:style style:name="T3" style:family="text">
      <style:text-properties officeooo:rsid="0023e0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8.40 to <text:span text:style-name="T2">9.40 functons,functions declaration, arrow </text:span><text:span text:style-name="T3">&amp; anonymous </text:span><text:span text:style-name="T2">function,loosely type,strict declaration.</text:span></text:p>
      <text:p text:style-name="P2"><text:span text:style-name="T2">9.40 to 10.40 recalled for js review</text:span></text:p>
      <text:p text:style-name="P2"><text:span text:style-name="T2">10.40 to 11.00 break</text:span></text:p>
      <text:p text:style-name="P4">11.20 to 11.30 meeting with snigha agarwal</text:p>
      <text:p text:style-name="P4">11.30 to 12.30 review meeting</text:p>
      <text:p text:style-name="P1"><text:span text:style-name="T1">10.0</text:span>0 to 10.40 <text:s/>php, what is php,how it works,<text:span text:style-name="T1">necessary to work with php</text:span> etc</text:p>
      <text:p text:style-name="P1">10.40 to 11.00 break</text:p>
      <text:p text:style-name="P1">11.00 to 12.30 <text:s/><text:span text:style-name="T1">server,command line scipting, php tags etc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&lt;!DOCTYPE html&gt;</text:p>
      <text:p text:style-name="P1">&lt;html lang="en"&gt;</text:p>
      <text:p text:style-name="P1"/>
      <text:p text:style-name="P1">&lt;head&gt;</text:p>
      <text:p text:style-name="P1"><text:s text:c="4"/>&lt;meta charset="UTF-8"&gt;</text:p>
      <text:p text:style-name="P1"><text:s text:c="4"/>&lt;meta http-equiv="X-UA-Compatible" content="IE=edge"&gt;</text:p>
      <text:p text:style-name="P1"><text:s text:c="4"/>&lt;meta name="viewport" content="width=device-width, initial-scale=1.0"&gt;</text:p>
      <text:p text:style-name="P1"><text:s text:c="4"/>&lt;title&gt;Lists&lt;/title&gt;</text:p>
      <text:p text:style-name="P1"><text:s text:c="4"/>&lt;link rel="stylesheet" href="list_tags.css"&gt;</text:p>
      <text:p text:style-name="P1">&lt;/head&gt;</text:p>
      <text:p text:style-name="P1"/>
      <text:p text:style-name="P1">&lt;body&gt;</text:p>
      <text:p text:style-name="P1"><text:s text:c="4"/>&lt;div class="div1"&gt;</text:p>
      <text:p text:style-name="P1"><text:s text:c="8"/>&lt;h1&gt;Paradise&lt;/h1&gt;</text:p>
      <text:p text:style-name="P1"><text:s text:c="8"/>&lt;p style="text-align: center;"&gt;&lt;small&gt;Since 1976&lt;/small&gt;&lt;/p&gt;</text:p>
      <text:p text:style-name="P1"><text:s text:c="4"/>&lt;/div&gt;&lt;br&gt;</text:p>
      <text:p text:style-name="P1"><text:s text:c="4"/>&lt;div class="div1"&gt;</text:p>
      <text:p text:style-name="P1"><text:s text:c="8"/>&lt;p&gt;TAKEAWAY MENU&lt;/p&gt;</text:p>
      <text:p text:style-name="P1"><text:s text:c="8"/>&lt;p style="font-family:sans-serif"&gt; The List of items are displayed below&lt;/p&gt;</text:p>
      <text:p text:style-name="P1"><text:s text:c="4"/>&lt;/div&gt;&lt;br&gt;&lt;br&gt;</text:p>
      <text:p text:style-name="P1"><text:s text:c="4"/>&lt;div class="div2"&gt;</text:p>
      <text:p text:style-name="P1"><text:s text:c="8"/>&lt;ul&gt;</text:p>
      <text:p text:style-name="P1"><text:s text:c="12"/>&lt;li&gt;&lt;strong&gt;BIRYANI&lt;/strong&gt;&lt;/li&gt;</text:p>
      <text:p text:style-name="P1"><text:soft-page-break/><text:s text:c="12"/>&lt;ul&gt;</text:p>
      <text:p text:style-name="P1"><text:s text:c="16"/>&lt;li style="color: red;"&gt;&lt;b&gt;Non-Veg biryani&lt;/b&gt;&lt;/li&gt;</text:p>
      <text:p text:style-name="P1"><text:s text:c="16"/>&lt;ul style="color: red;"&gt;</text:p>
      <text:p text:style-name="P1"><text:s text:c="20"/>&lt;li&gt;Chicken biryani &lt;/span&gt;&lt;/li&gt;</text:p>
      <text:p text:style-name="P1"><text:s text:c="20"/>&lt;li&gt;Mutton Biryani &lt;/li&gt;</text:p>
      <text:p text:style-name="P1"><text:s text:c="20"/>&lt;li&gt;Special Mutton Biryani&lt;/li&gt;</text:p>
      <text:p text:style-name="P1"><text:s text:c="16"/>&lt;/ul&gt;</text:p>
      <text:p text:style-name="P1"><text:s text:c="16"/>&lt;li style="color: green"&gt;&lt;b&gt;Veg-Biryani&lt;/b&gt;&lt;/li&gt;</text:p>
      <text:p text:style-name="P1"><text:s text:c="16"/>&lt;ul style="color: green"&gt;</text:p>
      <text:p text:style-name="P1"><text:s text:c="20"/>&lt;li&gt;Veg family pack&lt;/li&gt;</text:p>
      <text:p text:style-name="P1"><text:s text:c="20"/>&lt;li&gt;Veg Supreme pack&lt;/li&gt;</text:p>
      <text:p text:style-name="P1"><text:s text:c="16"/>&lt;/ul&gt;</text:p>
      <text:p text:style-name="P1"><text:s text:c="12"/>&lt;/ul&gt;</text:p>
      <text:p text:style-name="P1"><text:s text:c="8"/>&lt;/ul&gt;</text:p>
      <text:p text:style-name="P1"><text:s text:c="8"/>&lt;ul&gt;</text:p>
      <text:p text:style-name="P1"><text:s text:c="12"/>&lt;li&gt;&lt;b&gt;Desserts&lt;/b&gt;&lt;/li&gt;</text:p>
      <text:p text:style-name="P1"><text:s text:c="12"/>&lt;ul&gt;</text:p>
      <text:p text:style-name="P1"><text:s text:c="16"/>&lt;li&gt;Carrot cakes&lt;/li&gt;</text:p>
      <text:p text:style-name="P1"><text:s text:c="16"/>&lt;li&gt;Milk shake&lt;/li&gt;</text:p>
      <text:p text:style-name="P1"><text:s text:c="16"/>&lt;ol&gt;</text:p>
      <text:p text:style-name="P1"><text:s text:c="20"/>&lt;li&gt;Banana Milkshake&lt;/li&gt;</text:p>
      <text:p text:style-name="P1"><text:s text:c="20"/>&lt;li&gt;chocolate Milkshake&lt;/li&gt;</text:p>
      <text:p text:style-name="P1"><text:s text:c="20"/>&lt;li&gt;Musk melon milkshake&lt;/li&gt;</text:p>
      <text:p text:style-name="P1"><text:s text:c="16"/>&lt;/ol&gt;</text:p>
      <text:p text:style-name="P1"><text:s text:c="12"/>&lt;/ul&gt;</text:p>
      <text:p text:style-name="P1"><text:s text:c="8"/>&lt;/ul&gt;</text:p>
      <text:p text:style-name="P1"><text:s text:c="8"/>&lt;ul&gt;</text:p>
      <text:p text:style-name="P1"><text:s text:c="12"/>&lt;li&gt;&lt;b&gt;BEVERAGES&lt;/b&gt;&lt;/li&gt;</text:p>
      <text:p text:style-name="P1"><text:s text:c="12"/>&lt;ol&gt;</text:p>
      <text:p text:style-name="P1"><text:s text:c="16"/>&lt;li&gt;Coke&lt;/li&gt;</text:p>
      <text:p text:style-name="P1"><text:s text:c="16"/>&lt;ol&gt;</text:p>
      <text:p text:style-name="P1"><text:s text:c="20"/>&lt;li&gt;Diet Coke&lt;/li&gt;</text:p>
      <text:p text:style-name="P1"><text:s text:c="20"/>&lt;li&gt;Coke Zero&lt;/li&gt;</text:p>
      <text:p text:style-name="P1"><text:s text:c="16"/>&lt;/ol&gt;</text:p>
      <text:p text:style-name="P1"><text:s text:c="16"/>&lt;li&gt;Thumbs up&lt;/li&gt;</text:p>
      <text:p text:style-name="P1"><text:s text:c="16"/>&lt;li&gt;Sprite&lt;/li&gt;</text:p>
      <text:p text:style-name="P1"><text:s text:c="16"/>&lt;li&gt;Pepsi&lt;/li&gt;</text:p>
      <text:p text:style-name="P1"><text:s text:c="16"/>&lt;li&gt;Drinking Water&lt;/li&gt;</text:p>
      <text:p text:style-name="P1"><text:s text:c="12"/>&lt;/ol&gt;&lt;br&gt;</text:p>
      <text:p text:style-name="P1"><text:s text:c="12"/>&lt;li&gt;&lt;b&gt;BAKERY&lt;/b&gt;&lt;/li&gt;</text:p>
      <text:p text:style-name="P1"><text:s text:c="12"/>&lt;ul&gt;</text:p>
      <text:p text:style-name="P1"><text:s text:c="16"/>&lt;li&gt;Chai&lt;/li&gt;</text:p>
      <text:p text:style-name="P1"><text:s text:c="16"/>&lt;ol&gt;</text:p>
      <text:p text:style-name="P1"><text:s text:c="20"/>&lt;li&gt;Irani Chai&lt;/li&gt;</text:p>
      <text:p text:style-name="P1"><text:s text:c="16"/>&lt;/ol&gt;</text:p>
      <text:p text:style-name="P1"><text:s text:c="16"/>&lt;li&gt;Puffs&lt;/li&gt;</text:p>
      <text:p text:style-name="P1"><text:s text:c="16"/>&lt;ul&gt;</text:p>
      <text:p text:style-name="P1"><text:s text:c="20"/>&lt;li style="color:green"&gt;Veg Puffs&lt;/li&gt;</text:p>
      <text:p text:style-name="P1"><text:s text:c="20"/>&lt;li style="color:red"&gt;Egg Puffs&lt;/li&gt;</text:p>
      <text:p text:style-name="P1"><text:s text:c="20"/>&lt;li style="color:red"&gt;Chicken Rolls&lt;/li&gt;</text:p>
      <text:p text:style-name="P1"><text:s text:c="16"/>&lt;/ul&gt;</text:p>
      <text:p text:style-name="P1"><text:s text:c="12"/>&lt;/ul&gt;</text:p>
      <text:p text:style-name="P1"><text:soft-page-break/><text:s text:c="8"/>&lt;/ul&gt;</text:p>
      <text:p text:style-name="P1"><text:s text:c="4"/>&lt;/div&gt;</text:p>
      <text:p text:style-name="P1">&lt;/body&gt;</text:p>
      <text:p text:style-name="P1"/>
      <text:p text:style-name="P1">&lt;/html&gt;</text:p>
      <text:p text:style-name="P1"/>
      <text:p text:style-name="P1"/>
      <text:p text:style-name="P1"/>
      <text:p text:style-name="P5">1.40 to 2.40 html file validation</text:p>
      <text:p text:style-name="P5">2.40 to 3.40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9T13:20:00.316606272</meta:creation-date>
    <meta:editing-duration>PT1H24M48S</meta:editing-duration>
    <meta:editing-cycles>3</meta:editing-cycles>
    <meta:generator>LibreOffice/6.4.7.2$Linux_X86_64 LibreOffice_project/40$Build-2</meta:generator>
    <dc:date>2023-03-09T15:35:06.494014721</dc:date>
    <meta:document-statistic meta:table-count="0" meta:image-count="0" meta:object-count="0" meta:page-count="3" meta:paragraph-count="87" meta:word-count="208" meta:character-count="2780" meta:non-whitespace-character-count="1740"/>
  </office:meta>
</office:document-meta>
</file>